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vändningsfall (Use cases)</text:p>
      <text:p text:style-name="Standard"/>
      <text:p text:style-name="Standard">Aktörer (Primära – använder usecaset, triggar användningsfallet, stödjande-ger systemet info eller utför arbete åt systemet ex databas, offstage-har synpunkter på hur systemet ska skapas ex vilka regler som måste följas). En aktör kan finnas med i flera use cases med olika roller</text:p>
      <text:p text:style-name="Standard">Slutanvändare från visionen -ofta primära aktörer, intressenter ibland stödjaned eller offstageaktörer.</text:p>
      <text:p text:style-name="Standard"/>
      <text:p text:style-name="Standard"/>
      <text:p text:style-name="Standard">Offstage-Skatteverket, turkiska myndigheter</text:p>
      <text:p text:style-name="Standard"/>
      <text:p text:style-name="Standard">Systemets funktionalitet grundar sig i att uppfylla de primära aktörernas mål.</text:p>
      <text:p text:style-name="Standard">Hitta mål för primära aktörer – vad är ditt mål, intervjuer, vision, poblembeskrivning, baskrav</text:p>
      <text:p text:style-name="Standard">Tekniker-intervjuer, observationer brainstorming workshops</text:p>
      <text:p text:style-name="Standard"/>
      <text:p text:style-name="Standard">Mål för</text:p>
      <text:list xml:id="list7741149129006461555" text:style-name="L1">
        <text:list-item>
          <text:p text:style-name="P3">Kunden</text:p>
        </text:list-item>
        <text:list-item>
          <text:p text:style-name="P3">Lägenhetsägare</text:p>
        </text:list-item>
        <text:list-item>
          <text:p text:style-name="P3">Administratör</text:p>
        </text:list-item>
        <text:list-item>
          <text:p text:style-name="P3">Leveransorganisation</text:p>
        </text:list-item>
        <text:list-item>
          <text:p text:style-name="P3">Ägarnas släkt och vänner</text:p>
        </text:list-item>
        <text:list-item>
          <text:p text:style-name="P3">Skatteverket</text:p>
        </text:list-item>
        <text:list-item>
          <text:p text:style-name="P3">Turkiska myndigheter</text:p>
        </text:list-item>
      </text:list>
      <text:p text:style-name="Standard"/>
      <text:p text:style-name="P1">Användningsfall (måluppfyllande scenario) -</text:p>
      <text:p text:style-name="Standard">Beskriver <text:s/>i form av berättelser(scenarios)vad en användare gör med systemet för att uppnå ett mål</text:p>
      <text:p text:style-name="Standard">Vilken information får/behöver systemet från användaren?</text:p>
      <text:p text:style-name="Standard">Vilken information ger systemet tillbaka till användaren?</text:p>
      <text:p text:style-name="Standard"/>
      <text:p text:style-name="Standard">Utvecklas i samarbete med användare. Skrivas så att användare förstår. Inga tekniska lösningar.. Black box.</text:p>
      <text:p text:style-name="P2">Skrivs det bra kan testfall skapas efter fallen</text:p>
      <text:p text:style-name="P2">Får användardokumentation nästan gratis</text:p>
      <text:p text:style-name="P2">Bra utgångspunkt i arkitektur, design och implementation (projektplanering. Vilka fall i vilken iteration?)</text:p>
      <text:p text:style-name="P2"/>
      <text:p text:style-name="P2">Från mål till användningsfall</text:p>
      <text:p text:style-name="P2">Användningsfall visar ett vanligt scenario som på ett mätbart sätt ska uppfylla aktörens mål helt eller delvis. Mål kan <text:s/>kräva ett eller flera användningsfall för att uppfyllas.</text:p>
      <text:p text:style-name="P2"/>
      <text:p text:style-name="P1">User Level</text:p>
      <text:p text:style-name="P2">Beskriver hur en aktör får ett meningsfullt mål uppfyllt</text:p>
      <text:p text:style-name="P2">Affärsnytta</text:p>
      <text:p text:style-name="P2"><text:tab/>Blir aktören nöjd av att utföra användningsfallet?</text:p>
      <text:p text:style-name="P2"><text:tab/>Blir aktörens chef nöjd om man utför användningsfallet? =<text:span text:style-name="T1">Boss test</text:span></text:p>
      <text:p text:style-name="P2">Esential Business Process (EBP) - ska utföras av en person, på en plats, under en kortare tidsperiod</text:p>
      <text:p text:style-name="P2"><text:s/>”Handla i webbshop” är för stort. <text:s/></text:p>
      <text:p text:style-name="P2"/>
      <text:p text:style-name="P1">Sub function</text:p>
      <text:p text:style-name="P2">Delmål med viktig funktionalitet som eg inte uppfyller mål. För att återanvända delar som annars skulle upprepas i olika användningsfall ex inloggningsfunktion</text:p>
      <text:p text:style-name="P2"/>
      <text:p text:style-name="P2"><text:soft-page-break/>Krav hamnar ofta på olika nivå beroende på intressent.</text:p>
      <text:p text:style-name="P2">För att ta sig från en lägre till högre nivå ställer man frågan ”varför”. Om man hamnar på för låg nivå.</text:p>
      <text:p text:style-name="Standard"><text:span text:style-name="T2">För att ta sig från en högre till lägre nivå ställer an frågan ”hur”</text:span></text:p>
      <text:p text:style-name="Standard"><text:span text:style-name="T2"/></text:p>
      <text:p text:style-name="Standard"><text:span text:style-name="T2">Boka lägenhet</text:span></text:p>
      <text:p text:style-name="Standard"><text:span text:style-name="T2"/></text:p>
      <text:p text:style-name="Standard"><text:span text:style-name="T2">Skicka bokningsbekräftelse</text:span></text:p>
      <text:p text:style-name="Standard"><text:span text:style-name="T2"/></text:p>
      <text:p text:style-name="Standard"><text:span text:style-name="T2">Ändra bokningsstatus</text:span></text:p>
      <text:p text:style-name="Standard"><text:span text:style-name="T2"/></text:p>
      <text:p text:style-name="Standard"><text:span text:style-name="T2">Beställ leverans av uthyrningstjänst på plats</text:span></text:p>
      <text:p text:style-name="Standard"><text:span text:style-name="T2"/></text:p>
      <text:p text:style-name="Standard"><text:span text:style-name="T2">Se bokningsläget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Kunden</text:p>
      <text:p text:style-name="Standard"/>
      <text:p text:style-name="Standard">Lägenhetsägare</text:p>
      <text:p text:style-name="Standard"/>
      <text:p text:style-name="Standard">Administratör</text:p>
      <text:p text:style-name="Standard"/>
      <text:p text:style-name="Standard">Leveransorganisation</text:p>
      <text:p text:style-name="Standard"/>
      <text:p text:style-name="Standard">Ägarnas släkt och vänner</text:p>
      <text:p text:style-name="Standard"/>
      <text:p text:style-name="Standard">Skatteverket</text:p>
      <text:p text:style-name="P2"/>
      <text:p text:style-name="P2">Turkiska myndigheter</text:p>
      <text:p text:style-name="P2"><draw:frame text:anchor-type="paragraph" draw:z-index="0" draw:style-name="gr1" svg:width="2.932cm" svg:height="0.787cm" svg:x="8.297cm" svg:y="6.278cm"><draw:text-box><text:p>sfsetse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13:41:48.01</meta:creation-date>
    <dc:date>2013-12-10T22:01:10.91</dc:date>
    <dc:creator>Lotta Onsö</dc:creator>
    <meta:editing-duration>P1DT8H19M19S</meta:editing-duration>
    <meta:editing-cycles>8</meta:editing-cycles>
    <meta:generator>OpenOffice/4.0.0$Win32 OpenOffice.org_project/400m3$Build-9702</meta:generator>
    <meta:document-statistic meta:table-count="0" meta:image-count="0" meta:object-count="0" meta:page-count="2" meta:paragraph-count="49" meta:word-count="350" meta:character-count="2517"/>
  </office:meta>
</office:document-meta>
</file>